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26cm"/>
    </style:style>
    <style:style style:name="co2" style:family="table-column">
      <style:table-column-properties fo:break-before="auto" style:column-width="6.5cm"/>
    </style:style>
    <style:style style:name="co3" style:family="table-column">
      <style:table-column-properties fo:break-before="auto" style:column-width="7.551cm"/>
    </style:style>
    <style:style style:name="co4" style:family="table-column">
      <style:table-column-properties fo:break-before="auto" style:column-width="7.331cm"/>
    </style:style>
    <style:style style:name="co5" style:family="table-column">
      <style:table-column-properties fo:break-before="auto" style:column-width="2.2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7cm" fo:break-before="auto" style:use-optimal-row-height="false"/>
    </style:style>
    <style:style style:name="ro7" style:family="table-row">
      <style:table-row-properties style:row-height="1.335cm" fo:break-before="auto" style:use-optimal-row-height="false"/>
    </style:style>
    <style:style style:name="ro8" style:family="table-row">
      <style:table-row-properties style:row-height="4.791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5.18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a1467e" fo:wrap-option="wrap" style:vertical-align="top"/>
      <style:text-properties fo:color="#ffffff"/>
    </style:style>
    <style:style style:name="ce4" style:family="table-cell" style:parent-style-name="Default">
      <style:table-cell-properties style:text-align-source="fix" style:repeat-content="false" fo:wrap-option="wrap" style:vertical-align="middle"/>
      <style:paragraph-properties fo:text-align="center"/>
    </style:style>
    <style:style style:name="ce5"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table:table-column table:style-name="co1" table:default-cell-style-name="ce5"/>
        <table:table-column table:style-name="co2" table:number-columns-repeated="3"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1017" table:default-cell-style-name="ce5"/>
        <table:table-row table:style-name="ro1">
          <table:table-cell table:style-name="ce3" office:value-type="string" calcext:value-type="string">
            <text:p>Fichier JS</text:p>
          </table:table-cell>
          <table:table-cell table:style-name="ce3" office:value-type="string" calcext:value-type="string">
            <text:p>Lignes de code testées</text:p>
          </table:table-cell>
          <table:table-cell table:style-name="ce3" office:value-type="string" calcext:value-type="string">
            <text:p>Fonction testée</text:p>
          </table:table-cell>
          <table:table-cell table:style-name="ce3" office:value-type="string" calcext:value-type="string">
            <text:p>Résultat attendu</text:p>
          </table:table-cell>
          <table:table-cell table:style-name="ce3" office:value-type="string" calcext:value-type="string">
            <text:p>Comment vérifier le résultat attendu</text:p>
          </table:table-cell>
          <table:table-cell table:style-name="ce3" office:value-type="string" calcext:value-type="string">
            <text:p>Problèmes possibles</text:p>
          </table:table-cell>
          <table:table-cell table:number-columns-repeated="1018"/>
        </table:table-row>
        <table:table-row table:style-name="ro2">
          <table:table-cell table:style-name="ce4" office:value-type="string" calcext:value-type="string" table:number-columns-spanned="1" table:number-rows-spanned="31">
            <text:p>Index.js</text:p>
          </table:table-cell>
          <table:table-cell office:value-type="string" calcext:value-type="string">
            <text:p>9 à 30</text:p>
          </table:table-cell>
          <table:table-cell office:value-type="string" calcext:value-type="string">
            <text:p>getProducts</text:p>
          </table:table-cell>
          <table:table-cell office:value-type="string" calcext:value-type="string">
            <text:p>La fonction doit appeler l’API et </text:p>
            <text:p>Retourner une promesse. Elle doit </text:p>
            <text:p>récupérer toutes les données des </text:p>
            <text:p>produits et les manipuler pour les </text:p>
            <text:p>Afficher sur la page d’accueil.</text:p>
          </table:table-cell>
          <table:table-cell office:value-type="string" calcext:value-type="string">
            <text:p>Il suffit de voir que les produits sont bien créés </text:p>
            <text:p>dans la page d’accueil, et qu’il n’y a pas de </text:p>
            <text:p>Message d’erreur à la place.</text:p>
          </table:table-cell>
          <table:table-cell office:value-type="string" calcext:value-type="string">
            <text:p>Pas de connexion à l’API.</text:p>
            <text:p>Ou serveur non lancé.</text:p>
          </table:table-cell>
          <table:table-cell table:number-columns-repeated="1018"/>
        </table:table-row>
        <table:table-row table:style-name="ro3">
          <table:covered-table-cell/>
          <table:table-cell office:value-type="string" calcext:value-type="string">
            <text:p>39 à 79</text:p>
          </table:table-cell>
          <table:table-cell office:value-type="string" calcext:value-type="string">
            <text:p>allProductsList</text:p>
          </table:table-cell>
          <table:table-cell office:value-type="string" calcext:value-type="string">
            <text:p>Affichage des cartes présentant les </text:p>
            <text:p>Produits</text:p>
          </table:table-cell>
          <table:table-cell office:value-type="string" calcext:value-type="string">
            <text:p>Affichage sur la page des contenants avec </text:p>
            <text:p>leur contenu</text:p>
          </table:table-cell>
          <table:table-cell office:value-type="string" calcext:value-type="string">
            <text:p>Pas d’affichage ou </text:p>
            <text:p>Informations de produits manquants</text:p>
            <text:p/>
          </table:table-cell>
          <table:table-cell table:number-columns-repeated="1018"/>
        </table:table-row>
        <table:table-row table:style-name="ro4">
          <table:covered-table-cell/>
          <table:table-cell office:value-type="string" calcext:value-type="string">
            <text:p>87 à 105</text:p>
          </table:table-cell>
          <table:table-cell office:value-type="string" calcext:value-type="string">
            <text:p>calculateHowManyItemsInCart</text:p>
          </table:table-cell>
          <table:table-cell office:value-type="string" calcext:value-type="string">
            <text:p>Affichage dans le header du nombre </text:p>
            <text:p>de produits présents dans le panier </text:p>
          </table:table-cell>
          <table:table-cell office:value-type="string" calcext:value-type="string">
            <text:p>Ajouter deux produits dans le panier et le </text:p>
            <text:p>Nombre dans le header doit afficher 2.</text:p>
          </table:table-cell>
          <table:table-cell office:value-type="string" calcext:value-type="string">
            <text:p>Mauvais nombre affiché ou pas </text:p>
            <text:p>D’affichage.</text:p>
          </table:table-cell>
          <table:table-cell table:number-columns-repeated="1018"/>
        </table:table-row>
        <table:table-row table:style-name="ro5">
          <table:covered-table-cell/>
          <table:table-cell office:value-type="string" calcext:value-type="string">
            <text:p>112 à 233</text:p>
          </table:table-cell>
          <table:table-cell office:value-type="string" calcext:value-type="string">
            <text:p>productDetailsAndAddToCart</text:p>
          </table:table-cell>
          <table:table-cell office:value-type="string" calcext:value-type="string">
            <text:p>Affichage des informations d’un produit</text:p>
            <text:p>Précédemment choisi/cliqué en page </text:p>
            <text:p>D’accueil</text:p>
          </table:table-cell>
          <table:table-cell office:value-type="string" calcext:value-type="string">
            <text:p>Vérifier dans la console si les informations</text:p>
            <text:p>Demandées ont bien appelées (id, nom du </text:p>
            <text:p>Produit, couleurs, prix)</text:p>
          </table:table-cell>
          <table:table-cell office:value-type="string" calcext:value-type="string">
            <text:p>Pas d’informations appelées, ou pas </text:p>
            <text:p>Celles du produit cliqué en page </text:p>
            <text:p>D’accueil. Ou encore toutes les </text:p>
            <text:p>Informations ne sont pas appelées.</text:p>
          </table:table-cell>
          <table:table-cell table:number-columns-repeated="1018"/>
        </table:table-row>
        <table:table-row table:style-name="ro4">
          <table:covered-table-cell/>
          <table:table-cell office:value-type="string" calcext:value-type="string">
            <text:p>137 à 140</text:p>
          </table:table-cell>
          <table:table-cell office:value-type="string" calcext:value-type="string">
            <text:p>forEach</text:p>
          </table:table-cell>
          <table:table-cell office:value-type="string" calcext:value-type="string">
            <text:p>Création et affichage des options de couleur</text:p>
          </table:table-cell>
          <table:table-cell office:value-type="string" calcext:value-type="string">
            <text:p>Tous les choix de couleur visibles sur la page.</text:p>
          </table:table-cell>
          <table:table-cell office:value-type="string" calcext:value-type="string">
            <text:p>Aucune couleur ou seulement quelques unes sont affichées.</text:p>
          </table:table-cell>
          <table:table-cell table:number-columns-repeated="1018"/>
        </table:table-row>
        <table:table-row table:style-name="ro6">
          <table:covered-table-cell/>
          <table:table-cell office:value-type="string" calcext:value-type="string">
            <text:p>142 à 144</text:p>
          </table:table-cell>
          <table:table-cell office:value-type="string" calcext:value-type="string">
            <text:p>addEventListener</text:p>
          </table:table-cell>
          <table:table-cell office:value-type="string" calcext:value-type="string">
            <text:p>Séléction de l’élément qu’il faut « écouter » et y lier la fonction « colorChoice ».</text:p>
          </table:table-cell>
          <table:table-cell office:value-type="string" calcext:value-type="string">
            <text:p>Si la couleur choisie est bien sélectionnée alors le lien entre la fonction et le addEventListener fonctionne bien.</text:p>
          </table:table-cell>
          <table:table-cell office:value-type="string" calcext:value-type="string">
            <text:p>La fonction colorChoice n’est pas lancée et donc aucune couleur n’est sélectionnable afin d’etre enregistrée pour l’envoi vers le local storage.</text:p>
          </table:table-cell>
          <table:table-cell table:number-columns-repeated="1018"/>
        </table:table-row>
        <table:table-row table:style-name="ro3">
          <table:covered-table-cell/>
          <table:table-cell office:value-type="string" calcext:value-type="string">
            <text:p>149 à 154</text:p>
          </table:table-cell>
          <table:table-cell office:value-type="string" calcext:value-type="string">
            <text:p>colorChoice</text:p>
          </table:table-cell>
          <table:table-cell office:value-type="string" calcext:value-type="string">
            <text:p>Séléction de la valeur couleur choisie.</text:p>
          </table:table-cell>
          <table:table-cell office:value-type="string" calcext:value-type="string">
            <text:p>La valeur de la couleur est séléctionnable.</text:p>
          </table:table-cell>
          <table:table-cell office:value-type="string" calcext:value-type="string">
            <text:p>La couleur n’est pas séléctionnable. Ou une autre couleur que celle choisie a été séléctionnée.</text:p>
          </table:table-cell>
          <table:table-cell table:number-columns-repeated="1018"/>
        </table:table-row>
        <table:table-row table:style-name="ro7">
          <table:covered-table-cell/>
          <table:table-cell office:value-type="string" calcext:value-type="string">
            <text:p>163 à 171</text:p>
          </table:table-cell>
          <table:table-cell office:value-type="string" calcext:value-type="string">
            <text:p>quantityChanged</text:p>
          </table:table-cell>
          <table:table-cell office:value-type="string" calcext:value-type="string">
            <text:p>Choix du nombre de nounours, avec en </text:p>
            <text:p>Stricte minimum =&gt; 1.</text:p>
          </table:table-cell>
          <table:table-cell office:value-type="string" calcext:value-type="string">
            <text:p>Affichage de la case avec le choix du nombre,</text:p>
            <text:p>et possibilité de choisir un chiffre.</text:p>
          </table:table-cell>
          <table:table-cell office:value-type="string" calcext:value-type="string">
            <text:p>Pas d’affichage de la case. Chiffre </text:p>
            <text:p>Inchangeable. Mauvais chiffre minimum </text:p>
            <text:p>(différent de 1)</text:p>
          </table:table-cell>
          <table:table-cell table:number-columns-repeated="1018"/>
        </table:table-row>
        <table:table-row table:style-name="ro8">
          <table:covered-table-cell/>
          <table:table-cell office:value-type="string" calcext:value-type="string">
            <text:p>177 à 225</text:p>
          </table:table-cell>
          <table:table-cell office:value-type="string" calcext:value-type="string">
            <text:p>addEventListener</text:p>
          </table:table-cell>
          <table:table-cell office:value-type="string" calcext:value-type="string">
            <text:p>Lier les fonctions suivantes au clic du <text:s/>bouton « ajouter au panier »</text:p>
          </table:table-cell>
          <table:table-cell office:value-type="string" calcext:value-type="string">
            <text:p>Au clic du bouton « ajouter au panier » : </text:p>
            <text:p>- Récupération des valeurs choisies du produit sélectionné</text:p>
            <text:p>- Création de la variable productForLocalStorage dans laquelle on met les keys et les values qui sont dans le local storage</text:p>
            <text:p>- Ajout d’un produit dans le local storage (que ce soit si il y a déjà un produit dans le local storage ou pas)</text:p>
            <text:p>- Apparition d’une fenêtre popup pour confirmer l’ajout du produit au panier</text:p>
          </table:table-cell>
          <table:table-cell office:value-type="string" calcext:value-type="string">
            <text:p>Les valeurs choisies du produit sélectionné ne sont pas récupérées ou pas toutes.</text:p>
            <text:p>Fenetre popup n’est pas apparue.</text:p>
            <text:p>Le produit sélectionné n’a pas été ajouté au local storage.</text:p>
            <text:p>La variable productForLocalStorage n’est pas créée.</text:p>
          </table:table-cell>
          <table:table-cell table:number-columns-repeated="1018"/>
        </table:table-row>
        <table:table-row table:style-name="ro3">
          <table:covered-table-cell/>
          <table:table-cell office:value-type="string" calcext:value-type="string">
            <text:p>201 à 203</text:p>
          </table:table-cell>
          <table:table-cell office:value-type="string" calcext:value-type="string">
            <text:p>popupConfirmation</text:p>
          </table:table-cell>
          <table:table-cell office:value-type="string" calcext:value-type="string">
            <text:p>Affichage d’un popup contenant le message « Votre ourson a bien été ajouté au panier »</text:p>
          </table:table-cell>
          <table:table-cell office:value-type="string" calcext:value-type="string">
            <text:p>Sur la page d’un produit, cliquer sur </text:p>
            <text:p>le bouton ajouter au panier.</text:p>
          </table:table-cell>
          <table:table-cell office:value-type="string" calcext:value-type="string">
            <text:p>Pas d’affichage. </text:p>
          </table:table-cell>
          <table:table-cell table:number-columns-repeated="1018"/>
        </table:table-row>
        <table:table-row table:style-name="ro3">
          <table:covered-table-cell/>
          <table:table-cell office:value-type="string" calcext:value-type="string">
            <text:p>206 à 209</text:p>
          </table:table-cell>
          <table:table-cell office:value-type="string" calcext:value-type="string">
            <text:p>addProductInLocalStorage</text:p>
          </table:table-cell>
          <table:table-cell office:value-type="string" calcext:value-type="string">
            <text:p>Ajout d’un produit dans le local Storage</text:p>
          </table:table-cell>
          <table:table-cell office:value-type="string" calcext:value-type="string">
            <text:p>Aller dans « inspection » puis dans l’onglet</text:p>
            <text:p>« local storage » pour voir si un produit s’y est bien ajouté avec toutes ses infos choisies.</text:p>
          </table:table-cell>
          <table:table-cell office:value-type="string" calcext:value-type="string">
            <text:p>Pas d’affichage de la case. Chiffre <text:s/>Inchangeable. Mauvais chiffre minimum <text:s/>(différent de 1)</text:p>
          </table:table-cell>
          <table:table-cell table:number-columns-repeated="1018"/>
        </table:table-row>
        <table:table-row table:style-name="ro9">
          <table:covered-table-cell/>
          <table:table-cell office:value-type="string" calcext:value-type="string">
            <text:p>213 à 224</text:p>
          </table:table-cell>
          <table:table-cell office:value-type="string" calcext:value-type="string">
            <text:p>if(productForLocalStorage)</text:p>
          </table:table-cell>
          <table:table-cell office:value-type="string" calcext:value-type="string">
            <text:p>Si il y a déjà des produits dans le local storage : ajouter le produit ajoutéà la fin du tableau et afficher une pop up qui confirme l’ajout du produit.</text:p>
            <text:p>Sinon, s’il n’y a pas de produit dans le local storage : créer le tableau et ajouter le produit sélectionné dedans, et afficher la pop up de confirmation de l’ajout du produit au local storage</text:p>
          </table:table-cell>
          <table:table-cell office:value-type="string" calcext:value-type="string">
            <text:p>Aller dans « inspection » puis dans l’onglet « local storage » pour voir si le produit sélectionné s’y est bien ajouté.</text:p>
          </table:table-cell>
          <table:table-cell office:value-type="string" calcext:value-type="string">
            <text:p>Pas de produit ajouté ou informations manquantes.</text:p>
            <text:p>Pop up non affichée.</text:p>
          </table:table-cell>
          <table:table-cell table:number-columns-repeated="1018"/>
        </table:table-row>
        <table:table-row table:style-name="ro5">
          <table:covered-table-cell/>
          <table:table-cell office:value-type="string" calcext:value-type="string">
            <text:p>242 à 556</text:p>
          </table:table-cell>
          <table:table-cell office:value-type="string" calcext:value-type="string">
            <text:p>addition</text:p>
          </table:table-cell>
          <table:table-cell office:value-type="string" calcext:value-type="string">
            <text:p>Ajout des produits du local Storage </text:p>
            <text:p>dans le panier et affichage des informations choisies et calculées.</text:p>
          </table:table-cell>
          <table:table-cell office:value-type="string" calcext:value-type="string">
            <text:p>Affichage des informations des produits présents dans le local storage. Comparer ce que contient le local Storage et ce que contient le panier.</text:p>
          </table:table-cell>
          <table:table-cell office:value-type="string" calcext:value-type="string">
            <text:p>Aucune information affichée ou manque des informations.</text:p>
          </table:table-cell>
          <table:table-cell table:number-columns-repeated="1018"/>
        </table:table-row>
        <table:table-row table:style-name="ro5">
          <table:covered-table-cell/>
          <table:table-cell office:value-type="string" calcext:value-type="string">
            <text:p>332 à 336</text:p>
          </table:table-cell>
          <table:table-cell office:value-type="string" calcext:value-type="string">
            <text:p>addEventListener</text:p>
          </table:table-cell>
          <table:table-cell office:value-type="string" calcext:value-type="string">
            <text:p>Au clic du bouton « vider le panier », supprimer tous les produits du panir et du local storage</text:p>
          </table:table-cell>
          <table:table-cell office:value-type="string" calcext:value-type="string">
            <text:p>Si tous les produits ont été supprimés du panier et du local storage et qu’à la place il y <text:s/>a écrit sur la page du panier « votre panier est vide » c’est que tout s’est bien déroulé.</text:p>
          </table:table-cell>
          <table:table-cell office:value-type="string" calcext:value-type="string">
            <text:p>Aucun ou pas tous les produits ont été supprimés du panier ou du local storage.</text:p>
          </table:table-cell>
          <table:table-cell table:number-columns-repeated="1018"/>
        </table:table-row>
        <table:table-row table:style-name="ro3">
          <table:covered-table-cell/>
          <table:table-cell office:value-type="string" calcext:value-type="string">
            <text:p>342 à 344</text:p>
          </table:table-cell>
          <table:table-cell office:value-type="string" calcext:value-type="string">
            <text:p>for (p = 0; p &lt; productsForLocalStorage.length; p++)</text:p>
          </table:table-cell>
          <table:table-cell office:value-type="string" calcext:value-type="string">
            <text:p>Calcul du total de tous les articles présents dans le local storage</text:p>
          </table:table-cell>
          <table:table-cell office:value-type="string" calcext:value-type="string">
            <text:p>Dans la page du panier, il doit s’être affiché le montant total du ptix de tous les aricles présents dans le panier.</text:p>
          </table:table-cell>
          <table:table-cell office:value-type="string" calcext:value-type="string">
            <text:p>Le montant total est faux ou est null, ou est de 0.</text:p>
          </table:table-cell>
          <table:table-cell table:number-columns-repeated="1018"/>
        </table:table-row>
        <table:table-row table:style-name="ro3">
          <table:covered-table-cell/>
          <table:table-cell office:value-type="string" calcext:value-type="string">
            <text:p>363 à 533</text:p>
          </table:table-cell>
          <table:table-cell office:value-type="string" calcext:value-type="string">
            <text:p>addEventListener</text:p>
          </table:table-cell>
          <table:table-cell office:value-type="string" calcext:value-type="string">
            <text:p>Les fonctions suivantes sont exécutées au clic du bouton « je valide mon panier et mes informations »</text:p>
          </table:table-cell>
          <table:table-cell office:value-type="string" calcext:value-type="string">
            <text:p>Envoi des informations du panier et des informations du formulaire à l’API.</text:p>
          </table:table-cell>
          <table:table-cell office:value-type="string" calcext:value-type="string">
            <text:p>Les informations du panier et du formulaires pourraient être envoyées malgré la présence d’une erreur dans le formulaire.</text:p>
          </table:table-cell>
          <table:table-cell table:number-columns-repeated="1018"/>
        </table:table-row>
        <table:table-row table:style-name="ro2">
          <table:covered-table-cell/>
          <table:table-cell office:value-type="string" calcext:value-type="string">
            <text:p>376 à 378</text:p>
          </table:table-cell>
          <table:table-cell office:value-type="string" calcext:value-type="string">
            <text:p>regexNamesAndCity</text:p>
          </table:table-cell>
          <table:table-cell office:value-type="string" calcext:value-type="string">
            <text:p>Vérification des noms et de la ville : </text:p>
            <text:p>3 à 20 lettres maximum, accents et </text:p>
            <text:p>Majuscules acceptés</text:p>
          </table:table-cell>
          <table:table-cell office:value-type="string" calcext:value-type="string">
            <text:p>Tests : </text:p>
            <text:p>Mot neutre (minuscules et majuscules) : OK</text:p>
            <text:p><text:span text:style-name="T1">Symboles : NOK</text:span></text:p>
            <text:p>Accents : OK</text:p>
            <text:p><text:span text:style-name="T1">Chiffres : NOK</text:span></text:p>
          </table:table-cell>
          <table:table-cell office:value-type="string" calcext:value-type="string">
            <text:p><text:span text:style-name="T1">Mot neutre (minuscules et majuscules) : NOK</text:span></text:p>
            <text:p><text:span text:style-name="T1">Symboles : OK</text:span></text:p>
            <text:p><text:span text:style-name="T1">Accents : NOK</text:span></text:p>
            <text:p><text:span text:style-name="T1">Chiffres : OK</text:span></text:p>
          </table:table-cell>
          <table:table-cell table:number-columns-repeated="1018"/>
        </table:table-row>
        <table:table-row table:style-name="ro10">
          <table:covered-table-cell/>
          <table:table-cell office:value-type="string" calcext:value-type="string">
            <text:p>380 à 382</text:p>
          </table:table-cell>
          <table:table-cell office:value-type="string" calcext:value-type="string">
            <text:p>regexMail</text:p>
          </table:table-cell>
          <table:table-cell office:value-type="string" calcext:value-type="string">
            <text:p>Vérification de l’adresse mail : </text:p>
            <text:p>Avant @ : minuscules, majuscule et </text:p>
            <text:p>Point autorisé</text:p>
            <text:p><text:span text:style-name="T1">Après @ : minuscules, majuscules </text:span></text:p>
            <text:p><text:span text:style-name="T1">autorisées </text:span></text:p>
            <text:p><text:span text:style-name="T1">Puis « . » + 3 lettres max.</text:span></text:p>
          </table:table-cell>
          <table:table-cell office:value-type="string" calcext:value-type="string">
            <text:p>Avant @ : </text:p>
            <text:p><text:span text:style-name="T1">Mot neutre (minuscules et majuscules) : OK</text:span></text:p>
            <text:p><text:span text:style-name="T1">Symboles : OK seulement le point</text:span></text:p>
            <text:p><text:span text:style-name="T1">Accents : OK</text:span></text:p>
            <text:p><text:span text:style-name="T1">Chiffres : OK</text:span></text:p>
            <text:p/>
            <text:p><text:span text:style-name="T1">Après @ : </text:span></text:p>
            <text:p><text:span text:style-name="T1">Mot neutre (minuscules et majuscules) : OK</text:span></text:p>
            <text:p><text:span text:style-name="T1">Symboles : NOK</text:span></text:p>
            <text:p><text:span text:style-name="T1">Accents : NOK</text:span></text:p>
            <text:p><text:span text:style-name="T1">Chiffres : NOK</text:span></text:p>
            <text:p/>
            <text:p><text:span text:style-name="T1">+ « . » et 3 lettres maximum (.com, .fr, etc)</text:span></text:p>
          </table:table-cell>
          <table:table-cell office:value-type="string" calcext:value-type="string">
            <text:p><text:span text:style-name="T1">Avant @ : </text:span></text:p>
            <text:p><text:span text:style-name="T1">Mot neutre (minuscules et majuscules) : NOK</text:span></text:p>
            <text:p><text:span text:style-name="T1">Symboles : OUI</text:span></text:p>
            <text:p><text:span text:style-name="T1">Accents : NON</text:span></text:p>
            <text:p><text:span text:style-name="T1">Chiffres : NON</text:span></text:p>
            <text:p/>
            <text:p><text:span text:style-name="T1">Après @ : </text:span></text:p>
            <text:p><text:span text:style-name="T1">Mot neutre (minuscules et majuscules) : NOK</text:span></text:p>
            <text:p><text:span text:style-name="T1">Symboles : OUI</text:span></text:p>
            <text:p><text:span text:style-name="T1">Accents : OUI</text:span></text:p>
            <text:p><text:span text:style-name="T1">Chiffres : OUI</text:span></text:p>
            <text:p/>
            <text:p><text:span text:style-name="T1">+ « . » et plus de 3 lettres acceptées</text:span></text:p>
          </table:table-cell>
          <table:table-cell table:number-columns-repeated="1018"/>
        </table:table-row>
        <table:table-row table:style-name="ro3">
          <table:covered-table-cell/>
          <table:table-cell office:value-type="string" calcext:value-type="string">
            <text:p>384 à 386</text:p>
          </table:table-cell>
          <table:table-cell office:value-type="string" calcext:value-type="string">
            <text:p>regexAddress</text:p>
          </table:table-cell>
          <table:table-cell office:value-type="string" calcext:value-type="string">
            <text:p>Caractères minimums 5 et 50 maximum.</text:p>
          </table:table-cell>
          <table:table-cell office:value-type="string" calcext:value-type="string">
            <text:p>Ecrire moins de 5 caractères : NOK</text:p>
            <text:p>Ecrire plus de 50 caractères : NOK</text:p>
            <text:p><text:span text:style-name="T1">Ecrire entre 5 et 50 caractères : OK</text:span></text:p>
          </table:table-cell>
          <table:table-cell office:value-type="string" calcext:value-type="string">
            <text:p><text:span text:style-name="T1">Ecrire moins de 5 caractères : OK</text:span></text:p>
            <text:p><text:span text:style-name="T1">Ecrire plus de 50 caractères : OK</text:span></text:p>
          </table:table-cell>
          <table:table-cell table:number-columns-repeated="1018"/>
        </table:table-row>
        <table:table-row table:style-name="ro3">
          <table:covered-table-cell/>
          <table:table-cell office:value-type="string" calcext:value-type="string">
            <text:p>390 à 400</text:p>
          </table:table-cell>
          <table:table-cell office:value-type="string" calcext:value-type="string">
            <text:p>firstNameControl</text:p>
          </table:table-cell>
          <table:table-cell office:value-type="string" calcext:value-type="string">
            <text:p>Si la valeur du prénom est OK alors </text:p>
            <text:p>retourner la valeur True. </text:p>
            <text:p>Sinon retourner la valeur False.</text:p>
          </table:table-cell>
          <table:table-cell office:value-type="string" calcext:value-type="string">
            <text:p>Ecrire un chiffre renverrait false</text:p>
          </table:table-cell>
          <table:table-cell office:value-type="string" calcext:value-type="string">
            <text:p>Renvoi de la mauvaise valeur</text:p>
          </table:table-cell>
          <table:table-cell table:number-columns-repeated="1018"/>
        </table:table-row>
        <table:table-row table:style-name="ro3">
          <table:covered-table-cell/>
          <table:table-cell office:value-type="string" calcext:value-type="string">
            <text:p>402 à 412</text:p>
          </table:table-cell>
          <table:table-cell office:value-type="string" calcext:value-type="string">
            <text:p>lastNameControl</text:p>
          </table:table-cell>
          <table:table-cell office:value-type="string" calcext:value-type="string">
            <text:p><text:span text:style-name="T1">Si la valeur du nom est OK alors </text:span></text:p>
            <text:p><text:span text:style-name="T1">retourner la valeur True. </text:span></text:p>
            <text:p><text:span text:style-name="T1">Sinon retourner la valeur False.</text:span></text:p>
          </table:table-cell>
          <table:table-cell office:value-type="string" calcext:value-type="string">
            <text:p>Ecrire un chiffre renverrait false</text:p>
          </table:table-cell>
          <table:table-cell office:value-type="string" calcext:value-type="string">
            <text:p>Renvoi de la mauvaise valeur</text:p>
          </table:table-cell>
          <table:table-cell table:number-columns-repeated="1018"/>
        </table:table-row>
        <table:table-row table:style-name="ro3">
          <table:covered-table-cell/>
          <table:table-cell office:value-type="string" calcext:value-type="string">
            <text:p>414 à 424</text:p>
          </table:table-cell>
          <table:table-cell office:value-type="string" calcext:value-type="string">
            <text:p>cityControl</text:p>
          </table:table-cell>
          <table:table-cell office:value-type="string" calcext:value-type="string">
            <text:p><text:span text:style-name="T1">Si la valeur de la ville est OK alors </text:span></text:p>
            <text:p><text:span text:style-name="T1">retourner la valeur True. </text:span></text:p>
            <text:p><text:span text:style-name="T1">Sinon retourner la valeur False.</text:span></text:p>
          </table:table-cell>
          <table:table-cell office:value-type="string" calcext:value-type="string">
            <text:p>Ecrire un chiffre renverrait false</text:p>
          </table:table-cell>
          <table:table-cell office:value-type="string" calcext:value-type="string">
            <text:p>Renvoi de la mauvaise valeur</text:p>
          </table:table-cell>
          <table:table-cell table:number-columns-repeated="1018"/>
        </table:table-row>
        <table:table-row table:style-name="ro3">
          <table:covered-table-cell/>
          <table:table-cell office:value-type="string" calcext:value-type="string">
            <text:p>426 à 436</text:p>
          </table:table-cell>
          <table:table-cell office:value-type="string" calcext:value-type="string">
            <text:p>MailControl</text:p>
          </table:table-cell>
          <table:table-cell office:value-type="string" calcext:value-type="string">
            <text:p><text:span text:style-name="T1">Si la valeur du mail est OK alors </text:span></text:p>
            <text:p><text:span text:style-name="T1">retourner la valeur True. </text:span></text:p>
            <text:p><text:span text:style-name="T1">Sinon retourner la valeur False.</text:span></text:p>
          </table:table-cell>
          <table:table-cell office:value-type="string" calcext:value-type="string">
            <text:p>Ecrire un chiffre renverrait false</text:p>
          </table:table-cell>
          <table:table-cell office:value-type="string" calcext:value-type="string">
            <text:p>Renvoi de la mauvaise valeur</text:p>
          </table:table-cell>
          <table:table-cell table:number-columns-repeated="1018"/>
        </table:table-row>
        <table:table-row table:style-name="ro3">
          <table:covered-table-cell/>
          <table:table-cell office:value-type="string" calcext:value-type="string">
            <text:p>438 à 448</text:p>
          </table:table-cell>
          <table:table-cell office:value-type="string" calcext:value-type="string">
            <text:p>addressControl</text:p>
          </table:table-cell>
          <table:table-cell office:value-type="string" calcext:value-type="string">
            <text:p><text:span text:style-name="T1">Si la valeur de l’adresse est OK alors </text:span></text:p>
            <text:p><text:span text:style-name="T1">retourner la valeur True. </text:span></text:p>
            <text:p><text:span text:style-name="T1">Sinon retourner la valeur False.</text:span></text:p>
          </table:table-cell>
          <table:table-cell office:value-type="string" calcext:value-type="string">
            <text:p><text:span text:style-name="T1">Ecrire moins de 5 caractères ou plus de 50 </text:span></text:p>
            <text:p><text:span text:style-name="T1">Caractères renverrait false</text:span></text:p>
          </table:table-cell>
          <table:table-cell office:value-type="string" calcext:value-type="string">
            <text:p>Renvoi de la mauvaise valeur</text:p>
          </table:table-cell>
          <table:table-cell table:number-columns-repeated="1018"/>
        </table:table-row>
        <table:table-row table:style-name="ro4">
          <table:covered-table-cell/>
          <table:table-cell office:value-type="string" calcext:value-type="string">
            <text:p>474 à 480</text:p>
          </table:table-cell>
          <table:table-cell office:value-type="string" calcext:value-type="string">
            <text:p>getCartIds</text:p>
          </table:table-cell>
          <table:table-cell office:value-type="string" calcext:value-type="string">
            <text:p>Récupérer les id des produits présents </text:p>
            <text:p>Dans le local storage</text:p>
          </table:table-cell>
          <table:table-cell office:value-type="string" calcext:value-type="string">
            <text:p>Console.log de la fonction pour voir s’il prend</text:p>
            <text:p>Bien tous les id présents dans le local Storage</text:p>
          </table:table-cell>
          <table:table-cell office:value-type="string" calcext:value-type="string">
            <text:p>Pas tous les id de pris ou aucun.</text:p>
          </table:table-cell>
          <table:table-cell table:number-columns-repeated="1018"/>
        </table:table-row>
        <table:table-row table:style-name="ro5">
          <table:covered-table-cell/>
          <table:table-cell office:value-type="string" calcext:value-type="string">
            <text:p>497 à 522</text:p>
          </table:table-cell>
          <table:table-cell office:value-type="string" calcext:value-type="string">
            <text:p>sendPostInformations</text:p>
          </table:table-cell>
          <table:table-cell office:value-type="string" calcext:value-type="string">
            <text:p>Envoyer les informations du local </text:p>
            <text:p>Storage (panier et formulaire) vers le </text:p>
            <text:p>Serveur</text:p>
          </table:table-cell>
          <table:table-cell office:value-type="string" calcext:value-type="string">
            <text:p>Faire un console.log de de ce que contient </text:p>
            <text:p>Le serveur afin de vérifier si les informations</text:p>
            <text:p>Qui etaient contenues dans la local</text:p>
            <text:p>Storage y sont bien enregistrées.</text:p>
          </table:table-cell>
          <table:table-cell office:value-type="string" calcext:value-type="string">
            <text:p>Les informations du local storage n’ont pas été envoyées ou seulement partiellement.</text:p>
          </table:table-cell>
          <table:table-cell table:number-columns-repeated="1018"/>
        </table:table-row>
        <table:table-row table:style-name="ro8">
          <table:covered-table-cell/>
          <table:table-cell office:value-type="string" calcext:value-type="string">
            <text:p>483 à 530</text:p>
          </table:table-cell>
          <table:table-cell office:value-type="string" calcext:value-type="string">
            <text:p>if (firstNameControl() &amp;&amp; lastNameControl() &amp;&amp; cityControl() &amp;&amp; mailControl() &amp;&amp; addressControl())</text:p>
          </table:table-cell>
          <table:table-cell office:value-type="string" calcext:value-type="string">
            <text:p>Si toutes les informations du formulaire sont correctes (ne comportent pas d’erreur) : on récupère les id du panier, on met les valeurs du formulaire et du panier sous forme d’objet à envoyer vers le serveur. Et on envoit ces informations.</text:p>
            <text:p>Sinon, si les informations du formulaire comportent une erreur : une alerte comportant « Votre formulaire comporte une erreur, veuillez la vérifier svp » apparaît.</text:p>
          </table:table-cell>
          <table:table-cell office:value-type="string" calcext:value-type="string">
            <text:p>Pas de message d’erreur apparue. Et la page de confirmation de commande est affichée avec l’id de la commande, le prix total de la commande et le local storage aura été effacé ensuite.</text:p>
          </table:table-cell>
          <table:table-cell office:value-type="string" calcext:value-type="string">
            <text:p>Envoi des informations du formulaire malgré la présence d’une erreur dedans.</text:p>
            <text:p>Les informations n’ont pas toutes été envoyées, voire aucune.</text:p>
          </table:table-cell>
          <table:table-cell table:number-columns-repeated="1018"/>
        </table:table-row>
        <table:table-row table:style-name="ro5">
          <table:covered-table-cell table:style-name="ce6"/>
          <table:table-cell table:style-name="ce6" office:value-type="float" office:value="540" calcext:value-type="float">
            <text:p>540</text:p>
          </table:table-cell>
          <table:table-cell table:style-name="ce6" office:value-type="string" calcext:value-type="string">
            <text:p>dataFormStorage</text:p>
          </table:table-cell>
          <table:table-cell table:style-name="ce6" office:value-type="string" calcext:value-type="string">
            <text:p>Prendre la key contact du local storage et la mettre dans une variable</text:p>
          </table:table-cell>
          <table:table-cell table:style-name="ce6" office:value-type="string" calcext:value-type="string">
            <text:p>Faire un console.log de de ce que contient dataFormStorage afin de vérifier si la key contact du local storage est bien prise avec ce qu’elle contient.</text:p>
          </table:table-cell>
          <table:table-cell table:style-name="ce6" office:value-type="string" calcext:value-type="string">
            <text:p>La key n’a pas été prise, ou elle est vide ou pas complète.</text:p>
          </table:table-cell>
          <table:table-cell table:style-name="ce6" table:number-columns-repeated="1018"/>
        </table:table-row>
        <table:table-row table:style-name="ro5">
          <table:covered-table-cell table:style-name="ce6"/>
          <table:table-cell table:style-name="ce6" office:value-type="float" office:value="545" calcext:value-type="float">
            <text:p>545</text:p>
          </table:table-cell>
          <table:table-cell table:style-name="ce6" office:value-type="string" calcext:value-type="string">
            <text:p>dataFormStorageObjet</text:p>
          </table:table-cell>
          <table:table-cell table:style-name="ce6" office:value-type="string" calcext:value-type="string">
            <text:p>convertir la chaine de caractère en objet JS</text:p>
          </table:table-cell>
          <table:table-cell table:style-name="ce6" office:value-type="string" calcext:value-type="string">
            <text:p>Faire un console.log de de ce que contient dataFormStorageObjet afin de vérifier si la chaine de caractère a bien été convertie en objet JS.</text:p>
          </table:table-cell>
          <table:table-cell table:style-name="ce6" office:value-type="string" calcext:value-type="string">
            <text:p>La chaine de caractère est vide ou incomplète. Ou encore, elle n’a pas été convertie en objet JS.</text:p>
          </table:table-cell>
          <table:table-cell table:style-name="ce6" table:number-columns-repeated="1018"/>
        </table:table-row>
        <table:table-row table:style-name="ro3">
          <table:covered-table-cell table:style-name="ce6"/>
          <table:table-cell table:style-name="ce6" office:value-type="string" calcext:value-type="string">
            <text:p>549 à 543</text:p>
          </table:table-cell>
          <table:table-cell table:style-name="ce6" office:value-type="string" calcext:value-type="string">
            <text:p>getElementById</text:p>
          </table:table-cell>
          <table:table-cell table:style-name="ce6" office:value-type="string" calcext:value-type="string">
            <text:p>Affichage des informations du formulaire déjà entrées dans le local storage dans leur input respectif</text:p>
          </table:table-cell>
          <table:table-cell table:style-name="ce6" office:value-type="string" calcext:value-type="string">
            <text:p>Les informations entrées dasn le formulaire devraient rester en place dans leur input même en changeant de page dans la boutique.</text:p>
          </table:table-cell>
          <table:table-cell table:style-name="ce6" office:value-type="string" calcext:value-type="string">
            <text:p>Les informations ne restent pas dans leur input, ou encore elles ne changent pas en fonction de ce qui a été écrit à nouveau.</text:p>
          </table:table-cell>
          <table:table-cell table:style-name="ce6" table:number-columns-repeated="1018"/>
        </table:table-row>
        <table:table-row table:style-name="ro5">
          <table:covered-table-cell/>
          <table:table-cell office:value-type="string" calcext:value-type="string">
            <text:p>563 à 576</text:p>
          </table:table-cell>
          <table:table-cell office:value-type="string" calcext:value-type="string">
            <text:p>resultOrder</text:p>
          </table:table-cell>
          <table:table-cell office:value-type="string" calcext:value-type="string">
            <text:p>Affichage sur la page de confirmation de </text:p>
            <text:p>Commande : l’id de la commande, le </text:p>
            <text:p>prénom enregistré dans le formulaire et </text:p>
            <text:p>Le prix total du panier de la personne.</text:p>
          </table:table-cell>
          <table:table-cell office:value-type="string" calcext:value-type="string">
            <text:p>Affichage de l’id de la commande, du prénom entré dans le formulaire et du prix total.</text:p>
          </table:table-cell>
          <table:table-cell office:value-type="string" calcext:value-type="string">
            <text:p>Pas d’information affichées ou partiellement.</text:p>
          </table:table-cell>
          <table:table-cell table:number-columns-repeated="1018"/>
        </table:table-row>
        <table:table-row table:style-name="ro1" table:number-rows-repeated="10485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0">00/00/0000</text:date>, <text:time style:data-style-name="N2" text:time-value="12:41:29.0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0T18:51:12.266000000</dc:date>
    <meta:editing-duration>PT10H19M24S</meta:editing-duration>
    <meta:editing-cycles>40</meta:editing-cycles>
    <meta:generator>LibreOffice/7.1.1.2$Windows_X86_64 LibreOffice_project/fe0b08f4af1bacafe4c7ecc87ce55bb426164676</meta:generator>
    <meta:document-statistic meta:table-count="1" meta:cell-count="162" meta:object-count="0"/>
  </office:meta>
</office:document-meta>
</file>